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6cm" svg:height="1.651cm" svg:x="11.287cm" svg:y="9.382cm">
          <text:p text:style-name="P1">主控MCU</text:p>
          <text:p text:style-name="P1">STM3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953cm" svg:height="2.286cm" svg:x="3.413cm" svg:y="7.096cm">
          <text:p text:style-name="P1"/>
          <text:p text:style-name="P1">3轴加速度/3</text:p>
          <text:p text:style-name="P1">轴陀螺传感器</text:p>
          <text:p text:style-name="P1">MPU6050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.953cm" svg:height="1.778cm" svg:x="3.44cm" svg:y="11.033cm">
          <text:p text:style-name="P1">磁力计</text:p>
          <text:p text:style-name="P1">HMC5883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524cm" svg:height="3.048cm" svg:x="17.056cm" svg:y="8.685cm">
          <text:p text:style-name="P1">4个</text:p>
          <text:p text:style-name="P1">电机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5" draw:id="id5" draw:layer="layout" svg:width="4.826cm" svg:height="1.651cm" svg:x="10.66cm" svg:y="13.627cm">
          <text:p text:style-name="P1">2.4G通信模块/</text:p>
          <text:p text:style-name="P1">蓝牙透传模块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8.366cm" svg:y1="8.239cm" svg:x2="11.287cm" svg:y2="10.207cm" draw:start-shape="id1" draw:start-glue-point="1" draw:end-shape="id2" draw:end-glue-point="3" svg:d="M8366 8239h1460v1968h1461" svg:viewBox="0 0 2922 1969">
          <text:p/>
        </draw:connector>
        <draw:connector draw:style-name="gr3" draw:text-style-name="P1" draw:layer="layout" svg:x1="8.393cm" svg:y1="11.922cm" svg:x2="11.287cm" svg:y2="10.207cm" draw:start-shape="id3" draw:start-glue-point="1" draw:end-shape="id2" draw:end-glue-point="3" svg:d="M8393 11922h1447v-1715h1447" svg:viewBox="0 0 2895 1716">
          <text:p/>
        </draw:connector>
        <draw:connector draw:style-name="gr3" draw:text-style-name="P1" draw:layer="layout" draw:type="line" svg:x1="14.843cm" svg:y1="10.207cm" svg:x2="17.056cm" svg:y2="10.209cm" draw:start-shape="id2" draw:start-glue-point="1" draw:end-shape="id4" draw:end-glue-point="6" svg:d="M14843 10207l2213 2" svg:viewBox="0 0 2214 3">
          <text:p/>
        </draw:connector>
        <draw:connector draw:style-name="gr4" draw:text-style-name="P1" draw:layer="layout" draw:type="line" svg:x1="13.065cm" svg:y1="11.033cm" svg:x2="13.073cm" svg:y2="13.627cm" draw:start-shape="id2" draw:start-glue-point="2" draw:end-shape="id5" svg:d="M13065 11033l8 2594" svg:viewBox="0 0 9 2595">
          <text:p/>
        </draw:connector>
        <draw:connector draw:style-name="gr5" draw:text-style-name="P1" xml:id="id6" draw:id="id6" draw:layer="layout" draw:type="line" svg:x1="13.073cm" svg:y1="15.278cm" svg:x2="13.097cm" svg:y2="18.609cm" draw:start-shape="id5" draw:start-glue-point="2" svg:d="M13073 15278l24 3331" svg:viewBox="0 0 25 3332">
          <text:p/>
        </draw:connector>
        <draw:connector draw:style-name="gr5" draw:text-style-name="P1" draw:layer="layout" draw:type="line" svg:x1="13.085cm" svg:y1="16.943cm" svg:x2="12.612cm" svg:y2="18.741cm" draw:start-shape="id6" draw:start-glue-point="0" svg:d="M13085 16943l-473 1798" svg:viewBox="0 0 474 1799">
          <text:p/>
        </draw:connector>
        <draw:connector draw:style-name="gr5" draw:text-style-name="P1" draw:layer="layout" draw:type="line" svg:x1="13.085cm" svg:y1="16.943cm" svg:x2="13.626cm" svg:y2="18.697cm" draw:start-shape="id6" draw:start-glue-point="0" svg:d="M13085 16943l541 1754" svg:viewBox="0 0 542 17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4:49:36.618955086</meta:creation-date>
    <dc:date>2014-06-13T15:21:06.866761490</dc:date>
    <meta:editing-duration>PT16M18S</meta:editing-duration>
    <meta:editing-cycles>2</meta:editing-cycles>
    <meta:generator>LibreOffice/4.2.3.3$Linux_X86_64 LibreOffice_project/420m0$Build-3</meta:generator>
    <meta:document-statistic meta:object-count="12"/>
  </office:meta>
</office:document-meta>
</file>